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4-04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3-10-2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3-10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3-07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2-10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2-07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0-07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20-04-0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9-10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9-07-1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9-04-1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8-11-1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8-07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8-04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7-11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7-08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7-03-3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6-07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6-03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5-11-0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5-07-0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5-03-2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4-07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4-04-0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3-10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3-07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3-03-2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2-10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2-07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2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1-10-2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1-07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1-03-2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0-07-1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10-03-1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9-10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9-08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9-03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8-10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8-07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8-03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7-07-1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7-04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6-10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6-07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6-03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5-10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5-07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5-04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4-10-0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4-07-2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4-03-1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3-10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3-07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3-03-31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2-1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2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2-03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1-07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1-03-0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0-06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2000-03-0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9-12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9-09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9-06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9-03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8-12-0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8-09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8-06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8-03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7-1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7-09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7-06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7-03-1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6-12-0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6-09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6-06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6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5-09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5-02-0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5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4-12-07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54</text:p>
          </table:table-cell>
          <table:table-cell office:value-type="string" calcext:value-type="string">
            <text:p>WELL201, Dover-Foxcroft, ME</text:p>
          </table:table-cell>
          <table:table-cell office:value-type="string" calcext:value-type="string">
            <text:p>1994-11-29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